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unting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0.000561" calcext:value-type="float">
            <text:p>0.000561</text:p>
          </table:table-cell>
          <table:table-cell office:value-type="float" office:value="0.001327" calcext:value-type="float">
            <text:p>0.001327</text:p>
          </table:table-cell>
          <table:table-cell office:value-type="float" office:value="0.001373" calcext:value-type="float">
            <text:p>0.0013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0.001328" calcext:value-type="float">
            <text:p>0.001328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697" calcext:value-type="float">
            <text:p>0.00169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1716" calcext:value-type="float">
            <text:p>0.001716</text:p>
          </table:table-cell>
          <table:table-cell office:value-type="float" office:value="0.003406" calcext:value-type="float">
            <text:p>0.003406</text:p>
          </table:table-cell>
          <table:table-cell office:value-type="float" office:value="0.003496" calcext:value-type="float">
            <text:p>0.003496</text:p>
          </table:table-cell>
          <table:table-cell office:value-type="float" office:value="0.004026" calcext:value-type="float">
            <text:p>0.00402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2732" calcext:value-type="float">
            <text:p>0.002732</text:p>
          </table:table-cell>
          <table:table-cell office:value-type="float" office:value="0.006026" calcext:value-type="float">
            <text:p>0.006026</text:p>
          </table:table-cell>
          <table:table-cell office:value-type="float" office:value="0.006058" calcext:value-type="float">
            <text:p>0.006058</text:p>
          </table:table-cell>
          <table:table-cell office:value-type="float" office:value="0.006995" calcext:value-type="float">
            <text:p>0.00699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10815" calcext:value-type="float">
            <text:p>0.010815</text:p>
          </table:table-cell>
          <table:table-cell office:value-type="float" office:value="0.034221" calcext:value-type="float">
            <text:p>0.034221</text:p>
          </table:table-cell>
          <table:table-cell office:value-type="float" office:value="0.022293" calcext:value-type="float">
            <text:p>0.022293</text:p>
          </table:table-cell>
          <table:table-cell office:value-type="float" office:value="0.028225" calcext:value-type="float">
            <text:p>0.02822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21187" calcext:value-type="float">
            <text:p>0.021187</text:p>
          </table:table-cell>
          <table:table-cell office:value-type="float" office:value="0.078839" calcext:value-type="float">
            <text:p>0.078839</text:p>
          </table:table-cell>
          <table:table-cell office:value-type="float" office:value="0.039192" calcext:value-type="float">
            <text:p>0.039192</text:p>
          </table:table-cell>
          <table:table-cell office:value-type="float" office:value="0.053761" calcext:value-type="float">
            <text:p>0.05376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060124" calcext:value-type="float">
            <text:p>0.060124</text:p>
          </table:table-cell>
          <table:table-cell office:value-type="float" office:value="0.34842" calcext:value-type="float">
            <text:p>0.34842</text:p>
          </table:table-cell>
          <table:table-cell office:value-type="float" office:value="0.218761" calcext:value-type="float">
            <text:p>0.218761</text:p>
          </table:table-cell>
          <table:table-cell office:value-type="float" office:value="0.376398" calcext:value-type="float">
            <text:p>0.3763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200343" calcext:value-type="float">
            <text:p>0.200343</text:p>
          </table:table-cell>
          <table:table-cell office:value-type="float" office:value="0.873134" calcext:value-type="float">
            <text:p>0.873134</text:p>
          </table:table-cell>
          <table:table-cell office:value-type="float" office:value="0.512716" calcext:value-type="float">
            <text:p>0.512716</text:p>
          </table:table-cell>
          <table:table-cell office:value-type="float" office:value="0.840749" calcext:value-type="float">
            <text:p>0.840749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.004647" calcext:value-type="float">
            <text:p>1.004647</text:p>
          </table:table-cell>
          <table:table-cell office:value-type="float" office:value="4.383547" calcext:value-type="float">
            <text:p>4.383547</text:p>
          </table:table-cell>
          <table:table-cell office:value-type="float" office:value="2.784197" calcext:value-type="float">
            <text:p>2.784197</text:p>
          </table:table-cell>
          <table:table-cell office:value-type="float" office:value="4.489141" calcext:value-type="float">
            <text:p>4.4891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03:47:52.946478999</meta:creation-date>
    <dc:date>2016-03-29T04:07:30.336543781</dc:date>
    <meta:editing-duration>PT16M22S</meta:editing-duration>
    <meta:editing-cycles>4</meta:editing-cycles>
    <meta:generator>LibreOffice/4.2.8.2$Linux_X86_64 LibreOffice_project/420m0$Build-2</meta:generator>
    <meta:document-statistic meta:table-count="1" meta:cell-count="50" meta:object-count="0"/>
  </office:meta>
</office:document-meta>
</file>